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CacheAccess.putInGroup( Object name , String group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acheAccess.getGroupKeys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acheAccess.getGroupAccess( String 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CacheAccess.getGroupAttrName( String group ,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CacheAccess.getGroupAccess( String region , ICompositeCacheAttributes ic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CacheAccess.putInGroup( Object name , String groupName , Object value , IElement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CacheAccess.remove( Object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CacheAccess.getFromGroup( Object 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CacheAccess.GroupCacheAccess( CompositeCache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CacheAccess.invalidate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